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Segoe UI" fo:font-size="14pt" fo:font-weight="bold" officeooo:rsid="0000afcb" officeooo:paragraph-rsid="00067cd3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Segoe UI" fo:font-size="14pt" fo:font-weight="bold" officeooo:rsid="0000afcb" officeooo:paragraph-rsid="00127e04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Segoe UI" fo:font-size="14pt" fo:font-weight="bold" officeooo:rsid="0000afcb" officeooo:paragraph-rsid="001b6952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Segoe UI" fo:font-size="12pt" style:text-underline-style="none" fo:font-weight="bold" officeooo:rsid="0000afcb" officeooo:paragraph-rsid="00016af1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Segoe UI" fo:font-size="12pt" style:text-underline-style="none" fo:font-weight="bold" officeooo:rsid="0000afcb" officeooo:paragraph-rsid="00060897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Segoe UI" fo:font-size="12pt" style:text-underline-style="none" fo:font-weight="bold" officeooo:rsid="0000afcb" officeooo:paragraph-rsid="00067cd3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Segoe UI" fo:font-size="12pt" style:text-underline-style="none" fo:font-weight="bold" officeooo:rsid="0000afcb" officeooo:paragraph-rsid="00127e04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Segoe UI" fo:font-size="10pt" style:text-underline-style="none" fo:font-weight="bold" officeooo:rsid="0000afcb" officeooo:paragraph-rsid="00016af1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Segoe UI" fo:font-size="10pt" style:text-underline-style="none" fo:font-weight="bold" officeooo:rsid="0000afcb" officeooo:paragraph-rsid="00060897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Segoe UI" fo:font-size="10pt" style:text-underline-style="none" fo:font-weight="bold" officeooo:rsid="0000afcb" officeooo:paragraph-rsid="00067cd3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Segoe UI" fo:font-size="10pt" style:text-underline-style="none" fo:font-weight="bold" officeooo:rsid="0000afcb" officeooo:paragraph-rsid="00127e04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Segoe UI" fo:font-size="10pt" style:text-underline-style="none" fo:font-weight="bold" officeooo:rsid="0000afcb" officeooo:paragraph-rsid="001d652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Segoe UI" fo:font-size="10pt" fo:font-style="normal" style:text-underline-style="none" fo:font-weight="normal" officeooo:rsid="0000afcb" officeooo:paragraph-rsid="00016af1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Segoe UI" fo:font-size="10pt" fo:font-style="normal" style:text-underline-style="none" fo:font-weight="normal" officeooo:rsid="0000afcb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Segoe UI" fo:font-size="10pt" fo:font-style="normal" style:text-underline-style="none" fo:font-weight="normal" officeooo:rsid="0000afcb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16af1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 style:list-style-name="L1">
      <style:text-properties officeooo:paragraph-rsid="002bae63"/>
    </style:style>
    <style:style style:name="P23" style:family="paragraph" style:parent-style-name="Standard" style:list-style-name="L1">
      <style:text-properties officeooo:paragraph-rsid="002fad1b"/>
    </style:style>
    <style:style style:name="P24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0e69cb" officeooo:paragraph-rsid="000e69c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5">
      <style:text-properties style:font-name="Segoe UI" fo:font-size="10pt" fo:font-style="normal" style:text-underline-style="solid" style:text-underline-width="auto" style:text-underline-color="font-color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 style:list-style-name="L10">
      <style:text-properties style:font-name="Segoe UI" fo:font-size="10pt" fo:font-style="normal" style:text-underline-style="solid" style:text-underline-width="auto" style:text-underline-color="font-color" fo:font-weight="normal" officeooo:rsid="00067cd3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11">
      <style:text-properties style:font-name="Segoe UI" fo:font-size="10pt" fo:font-style="normal" style:text-underline-style="solid" style:text-underline-width="auto" style:text-underline-color="font-color" fo:font-weight="normal" officeooo:rsid="00076a49" officeooo:paragraph-rsid="00076a49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 style:list-style-name="L2">
      <style:text-properties style:font-name="Segoe UI" fo:font-size="10pt" fo:font-style="normal" style:text-underline-style="none" fo:font-weight="normal" officeooo:rsid="0018349f" officeooo:paragraph-rsid="0018349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2">
      <style:text-properties style:font-name="Segoe UI" fo:font-size="10pt" fo:font-style="normal" style:text-underline-style="none" fo:font-weight="normal" officeooo:rsid="000e69cb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 style:list-style-name="L2">
      <style:text-properties style:font-name="Segoe UI" fo:font-size="10pt" fo:font-style="normal" style:text-underline-style="none" fo:font-weight="normal" officeooo:rsid="0023dfdf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7dde9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27e04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4545f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4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5">
      <style:text-properties style:font-name="Segoe UI" fo:font-size="10pt" fo:font-style="normal" style:text-underline-style="none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6">
      <style:text-properties style:font-name="Segoe UI" fo:font-size="10pt" fo:font-style="normal" style:text-underline-style="none" fo:font-weight="normal" officeooo:rsid="0009e6a9" officeooo:paragraph-rsid="0009e6a9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style:font-name="Segoe UI" fo:font-size="10pt" fo:font-style="normal" style:text-underline-style="none" fo:font-weight="normal" officeooo:rsid="001b6952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3">
      <style:text-properties style:font-name="Segoe UI" fo:font-size="10pt" fo:font-style="normal" style:text-underline-style="none" fo:font-weight="normal" officeooo:rsid="00283fb8" officeooo:paragraph-rsid="00283fb8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 style:list-style-name="L16">
      <style:text-properties style:font-name="Segoe UI" fo:font-size="10pt" fo:font-style="normal" style:text-underline-style="none" fo:font-weight="normal" officeooo:rsid="002bae63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16">
      <style:text-properties style:font-name="Segoe UI" fo:font-size="10pt" fo:font-style="normal" style:text-underline-style="none" fo:font-weight="normal" officeooo:rsid="002bae63" officeooo:paragraph-rsid="002e4947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text-properties style:font-name="Segoe UI" fo:font-size="10pt" fo:font-style="normal" style:text-underline-style="none" fo:font-weight="normal" officeooo:rsid="002bae63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style:font-name="Segoe UI" fo:font-size="10pt" fo:font-style="normal" style:text-underline-style="none" fo:font-weight="normal" officeooo:rsid="002bae63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 style:list-style-name="L20">
      <style:text-properties style:font-name="Segoe UI" fo:font-size="10pt" fo:font-style="normal" style:text-underline-style="none" fo:font-weight="normal" officeooo:rsid="002fad1b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22">
      <style:text-properties style:font-name="Segoe UI" fo:font-size="10pt" fo:font-style="normal" style:text-underline-style="none" fo:font-weight="normal" officeooo:rsid="00312a45" officeooo:paragraph-rsid="00312a45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 style:list-style-name="L19">
      <style:text-properties style:font-name="Segoe UI" fo:font-size="10pt" fo:font-style="normal" style:text-underline-style="none" fo:font-weight="normal" officeooo:rsid="00312a45" officeooo:paragraph-rsid="00312a45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text-properties style:font-name="Segoe UI" fo:font-size="10pt" fo:font-style="normal" style:text-underline-style="none" fo:font-weight="normal" officeooo:rsid="00312a45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 style:list-style-name="L2">
      <style:text-properties style:font-name="Segoe UI" fo:font-size="10pt" fo:font-style="italic" style:text-underline-style="none" fo:font-weight="normal" officeooo:rsid="0024e78f" officeooo:paragraph-rsid="0024e78f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 style:list-style-name="L2">
      <style:text-properties style:font-name="Segoe UI" fo:font-size="10pt" fo:font-style="italic" style:text-underline-style="none" fo:font-weight="normal" officeooo:rsid="000e69cb" officeooo:paragraph-rsid="0023dfdf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 style:list-style-name="L4">
      <style:text-properties style:font-name="Segoe UI" fo:font-size="10pt" fo:font-style="italic" style:text-underline-style="none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>
      <style:text-properties style:font-name="Segoe UI" fo:font-size="10pt" fo:font-style="italic" style:text-underline-style="none" fo:font-weight="normal" officeooo:rsid="00060897" officeooo:paragraph-rsid="0029cb01" style:font-size-asian="10pt" style:font-style-asian="italic" style:font-weight-asian="normal" style:font-size-complex="10pt" style:font-style-complex="italic" style:font-weight-complex="normal"/>
    </style:style>
    <style:style style:name="P57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58" style:family="paragraph" style:parent-style-name="Standard" style:list-style-name="L8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Standard" style:list-style-name="L7">
      <style:text-properties style:font-name="Segoe UI" fo:font-size="10pt" fo:font-style="italic" style:text-underline-style="none" fo:font-weight="bold" officeooo:rsid="0016018e" officeooo:paragraph-rsid="0016018e" style:font-size-asian="10pt" style:font-style-asian="italic" style:font-weight-asian="bold" style:font-size-complex="10pt" style:font-style-complex="italic" style:font-weight-complex="bold"/>
    </style:style>
    <style:style style:name="P60" style:family="paragraph" style:parent-style-name="Standard" style:list-style-name="L7">
      <style:text-properties style:font-name="Segoe UI" fo:font-size="10pt" fo:font-style="italic" style:text-underline-style="none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61" style:family="paragraph" style:parent-style-name="Standard" style:list-style-name="L4">
      <style:text-properties style:font-name="Segoe UI" fo:font-size="10pt" fo:font-style="italic" style:text-underline-style="solid" style:text-underline-width="auto" style:text-underline-color="font-color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982d8" officeooo:paragraph-rsid="001982d8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4545f" officeooo:paragraph-rsid="0014545f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65" style:family="paragraph" style:parent-style-name="Standard">
      <style:text-properties style:font-name="Segoe UI" fo:font-size="10pt" style:text-underline-style="none" fo:font-weight="bold" officeooo:rsid="0000afcb" officeooo:paragraph-rsid="002bae63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Segoe UI" fo:font-size="10pt" style:text-underline-style="none" fo:font-weight="bold" officeooo:rsid="0000afcb" officeooo:paragraph-rsid="002fad1b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68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69" style:family="paragraph" style:parent-style-name="Standard">
      <style:text-properties style:font-name="Segoe UI" fo:font-size="14pt" fo:font-weight="bold" officeooo:rsid="0000afcb" officeooo:paragraph-rsid="002bae63" style:font-size-asian="12.25pt" style:font-weight-asian="bold" style:font-size-complex="14pt" style:font-weight-complex="bold"/>
    </style:style>
    <style:style style:name="P70" style:family="paragraph" style:parent-style-name="Standard">
      <style:text-properties style:font-name="Segoe UI" fo:font-size="14pt" fo:font-weight="bold" officeooo:rsid="0000afcb" officeooo:paragraph-rsid="002fad1b" style:font-size-asian="12.25pt" style:font-weight-asian="bold" style:font-size-complex="14pt" style:font-weight-complex="bold"/>
    </style:style>
    <style:style style:name="P71" style:family="paragraph" style:parent-style-name="Standard">
      <style:text-properties style:font-name="Segoe UI" fo:font-size="12pt" style:text-underline-style="none" fo:font-weight="bold" officeooo:rsid="0000afcb" officeooo:paragraph-rsid="002bae63" style:font-size-asian="12.25pt" style:font-weight-asian="bold" style:font-size-complex="14pt" style:font-weight-complex="bold"/>
    </style:style>
    <style:style style:name="P72" style:family="paragraph" style:parent-style-name="Standard">
      <style:text-properties style:font-name="Segoe UI" fo:font-size="12pt" style:text-underline-style="none" fo:font-weight="bold" officeooo:rsid="0000afcb" officeooo:paragraph-rsid="002fad1b" style:font-size-asian="12.25pt" style:font-weight-asian="bold" style:font-size-complex="14pt" style:font-weight-complex="bold"/>
    </style:style>
    <style:style style:name="P73" style:family="paragraph" style:parent-style-name="Standard" style:list-style-name="L3"/>
    <style:style style:name="P74" style:family="paragraph" style:parent-style-name="Standard" style:list-style-name="L3">
      <style:text-properties officeooo:paragraph-rsid="00283fb8"/>
    </style:style>
    <style:style style:name="P75" style:family="paragraph" style:parent-style-name="Standard" style:list-style-name="L3">
      <style:text-properties officeooo:rsid="00283fb8" officeooo:paragraph-rsid="00283fb8"/>
    </style:style>
    <style:style style:name="P76" style:family="paragraph" style:parent-style-name="Standard" style:list-style-name="L3">
      <style:text-properties fo:font-style="italic" officeooo:rsid="0029cb01" officeooo:paragraph-rsid="0029cb01" style:font-style-asian="italic" style:font-style-complex="italic"/>
    </style:style>
    <style:style style:name="P77" style:family="paragraph" style:parent-style-name="Standard" style:list-style-name="L15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8" style:family="paragraph" style:parent-style-name="Standard" style:list-style-name="L16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9" style:family="paragraph" style:parent-style-name="Standard" style:list-style-name="L15">
      <style:text-properties fo:font-style="normal" style:text-underline-style="none" officeooo:rsid="002bae63" officeooo:paragraph-rsid="002bae63" style:font-style-asian="normal" style:font-style-complex="normal"/>
    </style:style>
    <style:style style:name="P80" style:family="paragraph" style:parent-style-name="Standard">
      <style:text-properties officeooo:paragraph-rsid="002bae63"/>
    </style:style>
    <style:style style:name="P81" style:family="paragraph" style:parent-style-name="Standard" style:list-style-name="L15">
      <style:text-properties officeooo:paragraph-rsid="002bae63"/>
    </style:style>
    <style:style style:name="P82" style:family="paragraph" style:parent-style-name="Standard" style:list-style-name="L16">
      <style:text-properties officeooo:paragraph-rsid="002bae63"/>
    </style:style>
    <style:style style:name="P83" style:family="paragraph" style:parent-style-name="Standard">
      <style:text-properties officeooo:paragraph-rsid="002fad1b"/>
    </style:style>
    <style:style style:name="P84" style:family="paragraph" style:parent-style-name="Standard" style:list-style-name="L21">
      <style:text-properties officeooo:paragraph-rsid="002fad1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0897"/>
    </style:style>
    <style:style style:name="T3" style:family="text">
      <style:text-properties style:text-underline-style="solid" style:text-underline-width="auto" style:text-underline-color="font-color" officeooo:rsid="00067cd3"/>
    </style:style>
    <style:style style:name="T4" style:family="text">
      <style:text-properties style:text-underline-style="solid" style:text-underline-width="auto" style:text-underline-color="font-color" officeooo:rsid="000a28b0"/>
    </style:style>
    <style:style style:name="T5" style:family="text">
      <style:text-properties style:text-underline-style="solid" style:text-underline-width="auto" style:text-underline-color="font-color" officeooo:rsid="000e69cb"/>
    </style:style>
    <style:style style:name="T6" style:family="text">
      <style:text-properties style:text-underline-style="solid" style:text-underline-width="auto" style:text-underline-color="font-color" fo:font-weight="normal" officeooo:rsid="0016018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officeooo:rsid="00101041"/>
    </style:style>
    <style:style style:name="T8" style:family="text">
      <style:text-properties style:text-underline-style="solid" style:text-underline-width="auto" style:text-underline-color="font-color" officeooo:rsid="0011bad6"/>
    </style:style>
    <style:style style:name="T9" style:family="text">
      <style:text-properties style:text-underline-style="solid" style:text-underline-width="auto" style:text-underline-color="font-color" officeooo:rsid="00127e04"/>
    </style:style>
    <style:style style:name="T10" style:family="text">
      <style:text-properties style:text-underline-style="solid" style:text-underline-width="auto" style:text-underline-color="font-color" officeooo:rsid="0014545f"/>
    </style:style>
    <style:style style:name="T11" style:family="text">
      <style:text-properties style:text-underline-style="solid" style:text-underline-width="auto" style:text-underline-color="font-color" officeooo:rsid="001982d8"/>
    </style:style>
    <style:style style:name="T12" style:family="text">
      <style:text-properties style:text-underline-style="solid" style:text-underline-width="auto" style:text-underline-color="font-color" officeooo:rsid="001b6952"/>
    </style:style>
    <style:style style:name="T13" style:family="text">
      <style:text-properties style:text-underline-style="solid" style:text-underline-width="auto" style:text-underline-color="font-color" officeooo:rsid="001f01e6"/>
    </style:style>
    <style:style style:name="T14" style:family="text">
      <style:text-properties style:text-underline-style="solid" style:text-underline-width="auto" style:text-underline-color="font-color" officeooo:rsid="00221022"/>
    </style:style>
    <style:style style:name="T15" style:family="text">
      <style:text-properties style:text-underline-style="solid" style:text-underline-width="auto" style:text-underline-color="font-color" officeooo:rsid="002bae63"/>
    </style:style>
    <style:style style:name="T16" style:family="text">
      <style:text-properties style:text-underline-style="solid" style:text-underline-width="auto" style:text-underline-color="font-color" officeooo:rsid="002d8daf"/>
    </style:style>
    <style:style style:name="T17" style:family="text">
      <style:text-properties style:text-underline-style="solid" style:text-underline-width="auto" style:text-underline-color="font-color" officeooo:rsid="002fad1b"/>
    </style:style>
    <style:style style:name="T18" style:family="text">
      <style:text-properties style:text-underline-style="solid" style:text-underline-width="auto" style:text-underline-color="font-color" officeooo:rsid="00312a45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060897"/>
    </style:style>
    <style:style style:name="T21" style:family="text">
      <style:text-properties style:text-underline-style="none" officeooo:rsid="0006403f"/>
    </style:style>
    <style:style style:name="T22" style:family="text">
      <style:text-properties style:text-underline-style="none" officeooo:rsid="00067cd3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style:text-underline-style="none" officeooo:rsid="000e69cb"/>
    </style:style>
    <style:style style:name="T25" style:family="text">
      <style:text-properties style:text-underline-style="none" officeooo:rsid="00101041"/>
    </style:style>
    <style:style style:name="T26" style:family="text">
      <style:text-properties style:text-underline-style="none" officeooo:rsid="0011bad6"/>
    </style:style>
    <style:style style:name="T27" style:family="text">
      <style:text-properties style:text-underline-style="none" officeooo:rsid="0009e6a9"/>
    </style:style>
    <style:style style:name="T28" style:family="text">
      <style:text-properties style:text-underline-style="none" officeooo:rsid="00127e04"/>
    </style:style>
    <style:style style:name="T29" style:family="text">
      <style:text-properties style:text-underline-style="none" officeooo:rsid="0014545f"/>
    </style:style>
    <style:style style:name="T30" style:family="text">
      <style:text-properties style:text-underline-style="none" officeooo:rsid="001982d8"/>
    </style:style>
    <style:style style:name="T31" style:family="text">
      <style:text-properties style:text-underline-style="none" officeooo:rsid="001b6952"/>
    </style:style>
    <style:style style:name="T32" style:family="text">
      <style:text-properties style:text-underline-style="none" officeooo:rsid="001f01e6"/>
    </style:style>
    <style:style style:name="T33" style:family="text">
      <style:text-properties style:text-underline-style="none" officeooo:rsid="0020d0e9"/>
    </style:style>
    <style:style style:name="T34" style:family="text">
      <style:text-properties style:text-underline-style="none" fo:font-weight="normal" officeooo:rsid="001b6952" style:font-weight-asian="normal" style:font-weight-complex="normal"/>
    </style:style>
    <style:style style:name="T35" style:family="text">
      <style:text-properties style:text-underline-style="none" officeooo:rsid="002bae63"/>
    </style:style>
    <style:style style:name="T36" style:family="text">
      <style:text-properties style:text-underline-style="none" officeooo:rsid="002fad1b"/>
    </style:style>
    <style:style style:name="T37" style:family="text">
      <style:text-properties style:text-underline-style="none" officeooo:rsid="00312a45"/>
    </style:style>
    <style:style style:name="T38" style:family="text">
      <style:text-properties fo:font-style="italic" style:text-underline-style="none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24e78f" style:font-style-asian="italic" style:font-style-complex="italic"/>
    </style:style>
    <style:style style:name="T41" style:family="text">
      <style:text-properties fo:font-style="italic" officeooo:rsid="002d8daf" style:font-style-asian="italic" style:font-style-complex="italic"/>
    </style:style>
    <style:style style:name="T42" style:family="text">
      <style:text-properties fo:color="#000000" fo:font-size="12pt" fo:font-style="normal" style:font-size-asian="12pt" style:font-style-asian="normal"/>
    </style:style>
    <style:style style:name="T43" style:family="text">
      <style:text-properties fo:color="#000000" fo:font-size="12pt" fo:font-style="normal" officeooo:rsid="0002d49d" style:font-size-asian="12pt" style:font-style-asian="normal"/>
    </style:style>
    <style:style style:name="T44" style:family="text">
      <style:text-properties fo:color="#000000" fo:font-size="12pt" fo:font-style="normal" officeooo:rsid="0006403f" style:font-size-asian="12pt" style:font-style-asian="normal" style:font-style-complex="normal"/>
    </style:style>
    <style:style style:name="T45" style:family="text">
      <style:text-properties fo:color="#000000" fo:font-size="12pt" fo:font-style="normal" officeooo:rsid="00101041" style:font-size-asian="12pt" style:font-style-asian="normal" style:font-style-complex="normal"/>
    </style:style>
    <style:style style:name="T46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47" style:family="text">
      <style:text-properties fo:color="#000000" fo:font-size="12pt" fo:font-style="normal" fo:font-weight="normal" officeooo:rsid="0002d49d" style:font-size-asian="12pt" style:font-style-asian="normal" style:font-weight-asian="normal" style:font-weight-complex="normal"/>
    </style:style>
    <style:style style:name="T48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49" style:family="text">
      <style:text-properties fo:color="#000000" fo:font-size="12pt" fo:font-style="normal" fo:font-weight="normal" officeooo:rsid="0002d49d" style:font-size-asian="12pt" style:font-style-asian="normal" style:font-weight-asian="normal" style:font-style-complex="normal" style:font-weight-complex="normal"/>
    </style:style>
    <style:style style:name="T50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 style:font-weight-complex="normal"/>
    </style:style>
    <style:style style:name="T51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/>
    </style:style>
    <style:style style:name="T52" style:family="text">
      <style:text-properties fo:color="#000000" fo:font-size="12pt" fo:font-style="normal" fo:font-weight="normal" officeooo:rsid="0002d49d" style:font-size-asian="12pt" style:font-style-asian="normal" style:font-weight-asian="normal"/>
    </style:style>
    <style:style style:name="T53" style:family="text">
      <style:text-properties fo:color="#000000" fo:font-size="12pt" fo:font-style="italic" fo:font-weight="normal" officeooo:rsid="0002d49d" style:font-size-asian="12pt" style:font-style-asian="italic" style:font-weight-asian="normal" style:font-style-complex="italic" style:font-weight-complex="normal"/>
    </style:style>
    <style:style style:name="T54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 style:font-weight-complex="normal"/>
    </style:style>
    <style:style style:name="T55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/>
    </style:style>
    <style:style style:name="T56" style:family="text">
      <style:text-properties officeooo:rsid="00060897"/>
    </style:style>
    <style:style style:name="T57" style:family="text">
      <style:text-properties officeooo:rsid="0006403f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0a28b0" style:font-weight-asian="bold" style:font-weight-complex="bold"/>
    </style:style>
    <style:style style:name="T60" style:family="text">
      <style:text-properties fo:font-weight="bold" officeooo:rsid="0024e78f" style:font-weight-asian="bold" style:font-weight-complex="bold"/>
    </style:style>
    <style:style style:name="T61" style:family="text">
      <style:text-properties fo:font-weight="bold" officeooo:rsid="002d8daf" style:font-weight-asian="bold" style:font-weight-complex="bold"/>
    </style:style>
    <style:style style:name="T62" style:family="text">
      <style:text-properties officeooo:rsid="00067cd3"/>
    </style:style>
    <style:style style:name="T63" style:family="text">
      <style:text-properties officeooo:rsid="000a28b0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127e04" style:font-weight-asian="normal" style:font-weight-complex="normal"/>
    </style:style>
    <style:style style:name="T66" style:family="text">
      <style:text-properties fo:font-weight="normal" officeooo:rsid="00158aca" style:font-weight-asian="normal" style:font-weight-complex="normal"/>
    </style:style>
    <style:style style:name="T67" style:family="text">
      <style:text-properties fo:font-weight="normal" officeooo:rsid="0016018e" style:font-weight-asian="normal" style:font-weight-complex="normal"/>
    </style:style>
    <style:style style:name="T68" style:family="text">
      <style:text-properties fo:font-weight="normal" officeooo:rsid="001d6521" style:font-weight-asian="normal" style:font-weight-complex="normal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2" style:family="text">
      <style:text-properties fo:font-style="normal" style:text-underline-style="solid" style:text-underline-width="auto" style:text-underline-color="font-color" officeooo:rsid="001f01e6" style:font-style-asian="normal" style:font-style-complex="normal"/>
    </style:style>
    <style:style style:name="T7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solid" style:text-underline-width="auto" style:text-underline-color="font-color" fo:font-weight="normal" officeooo:rsid="00221022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style:font-style-asian="normal" style:font-style-complex="normal"/>
    </style:style>
    <style:style style:name="T7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20d0e9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221022" style:font-style-asian="normal" style:font-weight-asian="normal" style:font-style-complex="normal" style:font-weight-complex="normal"/>
    </style:style>
    <style:style style:name="T81" style:family="text">
      <style:text-properties officeooo:rsid="00127e04"/>
    </style:style>
    <style:style style:name="T82" style:family="text">
      <style:text-properties officeooo:rsid="0016018e"/>
    </style:style>
    <style:style style:name="T83" style:family="text">
      <style:text-properties officeooo:rsid="001982d8"/>
    </style:style>
    <style:style style:name="T84" style:family="text">
      <style:text-properties officeooo:rsid="0024e78f"/>
    </style:style>
    <style:style style:name="T85" style:family="text">
      <style:text-properties officeooo:rsid="00264f91"/>
    </style:style>
    <style:style style:name="T86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font-name="Segoe UI" fo:font-size="10pt" fo:font-style="normal" style:text-underline-style="none" fo:font-weight="normal" officeooo:rsid="00283fb8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font-name="Segoe UI" fo:font-size="10pt" fo:font-style="normal" style:text-underline-style="none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font-name="Segoe UI" fo:font-size="10pt" fo:font-style="normal" style:text-underline-style="none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font-name="Segoe UI" fo:font-size="10pt" fo:font-style="normal" style:text-underline-style="none" fo:font-weight="normal" officeooo:rsid="002d8daf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font-name="Segoe UI" fo:font-size="10pt" fo:font-style="normal" style:text-underline-style="none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Segoe UI" fo:font-size="10pt" fo:font-style="normal" style:text-underline-style="none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font-name="Segoe UI" fo:font-size="10pt" fo:font-style="normal" style:text-underline-style="none" fo:font-weight="normal" officeooo:rsid="00264f91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Segoe UI" fo:font-size="10pt" fo:font-style="normal" style:text-underline-style="none" fo:font-weight="normal" officeooo:rsid="002fad1b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96" style:family="text">
      <style:text-properties style:font-name="Segoe UI" fo:font-size="10pt" fo:font-style="normal" style:text-underline-style="none" fo:font-weight="bold" officeooo:rsid="00283fb8" style:font-size-asian="10pt" style:font-style-asian="normal" style:font-weight-asian="bold" style:font-size-complex="10pt" style:font-style-complex="normal" style:font-weight-complex="bold"/>
    </style:style>
    <style:style style:name="T97" style:family="text">
      <style:text-properties style:font-name="Segoe UI" fo:font-size="10pt" fo:font-style="normal" style:text-underline-style="none" fo:font-weight="bold" officeooo:rsid="002bae63" style:font-size-asian="10pt" style:font-style-asian="normal" style:font-weight-asian="bold" style:font-size-complex="10pt" style:font-style-complex="normal" style:font-weight-complex="bold"/>
    </style:style>
    <style:style style:name="T98" style:family="text">
      <style:text-properties style:font-name="Segoe UI" fo:font-size="10pt" fo:font-style="normal" style:text-underline-style="none" fo:font-weight="bold" officeooo:rsid="0014545f" style:font-size-asian="10pt" style:font-style-asian="normal" style:font-weight-asian="bold" style:font-size-complex="10pt" style:font-style-complex="normal" style:font-weight-complex="bold"/>
    </style:style>
    <style:style style:name="T99" style:family="text">
      <style:text-properties style:font-name="Segoe UI" fo:font-size="10pt" fo:font-style="normal" style:text-underline-style="none" fo:font-weight="bold" officeooo:rsid="002e4947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style:font-name="Segoe UI" fo:font-size="10pt" fo:font-style="normal" style:text-underline-style="solid" style:text-underline-width="auto" style:text-underline-color="font-color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Segoe UI" fo:font-size="10pt" fo:font-style="normal" style:text-underline-style="solid" style:text-underline-width="auto" style:text-underline-color="font-color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Segoe UI" fo:font-size="10pt" fo:font-style="normal" style:text-underline-style="solid" style:text-underline-width="auto" style:text-underline-color="font-color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Segoe UI" fo:font-size="10pt" fo:font-style="normal" style:text-underline-style="solid" style:text-underline-width="auto" style:text-underline-color="font-color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Segoe UI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5" style:family="text">
      <style:text-properties style:font-name="Segoe UI" fo:font-size="10pt" fo:font-style="italic" style:text-underline-style="none" fo:font-weight="normal" officeooo:rsid="00283fb8" style:font-size-asian="10pt" style:font-style-asian="italic" style:font-weight-asian="normal" style:font-size-complex="10pt" style:font-style-complex="italic" style:font-weight-complex="normal"/>
    </style:style>
    <style:style style:name="T106" style:family="text">
      <style:text-properties style:font-name="Segoe UI" fo:font-size="10pt" fo:font-style="italic" style:text-underline-style="none" fo:font-weight="normal" officeooo:rsid="002bae63" style:font-size-asian="10pt" style:font-style-asian="italic" style:font-weight-asian="normal" style:font-size-complex="10pt" style:font-style-complex="italic" style:font-weight-complex="normal"/>
    </style:style>
    <style:style style:name="T107" style:family="text">
      <style:text-properties style:font-name="Segoe UI" fo:font-size="10pt" fo:font-style="italic" style:text-underline-style="none" fo:font-weight="normal" officeooo:rsid="002d8daf" style:font-size-asian="10pt" style:font-style-asian="italic" style:font-weight-asian="normal" style:font-size-complex="10pt" style:font-style-complex="italic" style:font-weight-complex="normal"/>
    </style:style>
    <style:style style:name="T108" style:family="text">
      <style:text-properties style:font-name="Segoe UI" fo:font-size="10pt" fo:font-style="italic" style:text-underline-style="none" fo:font-weight="normal" officeooo:rsid="002e4947" style:font-size-asian="10pt" style:font-style-asian="italic" style:font-weight-asian="normal" style:font-size-complex="10pt" style:font-style-complex="italic" style:font-weight-complex="normal"/>
    </style:style>
    <style:style style:name="T109" style:family="text">
      <style:text-properties style:font-name="Segoe U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0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11" style:family="text">
      <style:text-properties style:font-name="Segoe UI" fo:font-size="10pt" style:text-underline-style="none" fo:font-weight="normal" officeooo:rsid="00158aca" style:font-size-asian="10pt" style:font-weight-asian="normal" style:font-size-complex="10pt" style:font-weight-complex="normal"/>
    </style:style>
    <style:style style:name="T112" style:family="text">
      <style:text-properties style:font-name="Segoe UI" fo:font-size="10pt" style:text-underline-style="none" fo:font-weight="normal" officeooo:rsid="0016018e" style:font-size-asian="10pt" style:font-weight-asian="normal" style:font-size-complex="10pt" style:font-weight-complex="normal"/>
    </style:style>
    <style:style style:name="T113" style:family="text">
      <style:text-properties style:font-name="Segoe UI" fo:font-size="10pt" style:text-underline-style="none" fo:font-weight="normal" officeooo:rsid="002bae63" style:font-size-asian="10pt" style:font-weight-asian="normal" style:font-size-complex="10pt" style:font-weight-complex="normal"/>
    </style:style>
    <style:style style:name="T114" style:family="text">
      <style:text-properties style:font-name="Segoe UI" fo:font-size="10pt" style:text-underline-style="none" fo:font-weight="normal" officeooo:rsid="002d8daf" style:font-size-asian="10pt" style:font-weight-asian="normal" style:font-size-complex="10pt" style:font-weight-complex="normal"/>
    </style:style>
    <style:style style:name="T115" style:family="text">
      <style:text-properties style:font-name="Segoe UI" fo:font-size="10pt" style:text-underline-style="none" fo:font-weight="normal" officeooo:rsid="002e4947" style:font-size-asian="10pt" style:font-weight-asian="normal" style:font-size-complex="10pt" style:font-weight-complex="normal"/>
    </style:style>
    <style:style style:name="T116" style:family="text">
      <style:text-properties style:font-name="Segoe UI" fo:font-size="10pt" style:text-underline-style="none" fo:font-weight="normal" officeooo:rsid="002f7df7" style:font-size-asian="10pt" style:font-weight-asian="normal" style:font-size-complex="10pt" style:font-weight-complex="normal"/>
    </style:style>
    <style:style style:name="T117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18" style:family="text">
      <style:text-properties style:font-name="Segoe UI" fo:font-size="10pt" style:text-underline-style="none" fo:font-weight="bold" officeooo:rsid="0000afcb" style:font-size-asian="10pt" style:font-weight-asian="bold" style:font-size-complex="10pt" style:font-weight-complex="bold"/>
    </style:style>
    <style:style style:name="T119" style:family="text">
      <style:text-properties style:font-name="Segoe UI" fo:font-size="10pt" style:text-underline-style="none" fo:font-weight="bold" officeooo:rsid="002f7df7" style:font-size-asian="10pt" style:font-weight-asian="bold" style:font-size-complex="10pt" style:font-weight-complex="bold"/>
    </style:style>
    <style:style style:name="T120" style:family="text">
      <style:text-properties style:font-name="Segoe U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21" style:family="text">
      <style:text-properties style:font-name="Segoe UI" fo:font-size="10pt" style:text-underline-style="solid" style:text-underline-width="auto" style:text-underline-color="font-color" fo:font-weight="normal" officeooo:rsid="0016018e" style:font-size-asian="10pt" style:font-weight-asian="normal" style:font-size-complex="10pt" style:font-weight-complex="normal"/>
    </style:style>
    <style:style style:name="T122" style:family="text">
      <style:text-properties style:font-name="Segoe UI" fo:font-size="10pt" style:text-underline-style="solid" style:text-underline-width="auto" style:text-underline-color="font-color" fo:font-weight="normal" officeooo:rsid="002d8daf" style:font-size-asian="10pt" style:font-weight-asian="normal" style:font-size-complex="10pt" style:font-weight-complex="normal"/>
    </style:style>
    <style:style style:name="T123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24" style:family="text">
      <style:text-properties style:font-name="Segoe UI" fo:font-size="10pt" fo:font-weight="normal" officeooo:rsid="002d8daf" style:font-size-asian="10pt" style:font-weight-asian="normal" style:font-size-complex="10pt" style:font-weight-complex="normal"/>
    </style:style>
    <style:style style:name="T125" style:family="text">
      <style:text-properties style:font-name="Segoe UI" fo:font-size="10pt" fo:font-weight="normal" officeooo:rsid="002f7df7" style:font-size-asian="10pt" style:font-weight-asian="normal" style:font-size-complex="10pt" style:font-weight-complex="normal"/>
    </style:style>
    <style:style style:name="T126" style:family="text">
      <style:text-properties style:font-name="Segoe UI" fo:font-size="10pt" fo:font-weight="bold" style:font-size-asian="10pt" style:font-weight-asian="bold" style:font-size-complex="10pt" style:font-weight-complex="bold"/>
    </style:style>
    <style:style style:name="T127" style:family="text">
      <style:text-properties officeooo:rsid="002d8daf"/>
    </style:style>
    <style:style style:name="T128" style:family="text">
      <style:text-properties officeooo:rsid="002e49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42">Pre-condizioni </text:span><text:span text:style-name="T43">generali </text:span><text:span text:style-name="T42">: </text:span><text:span text:style-name="T47">L’attore è identificato con un’istanza </text:span><text:span text:style-name="T53">ch</text:span><text:span text:style-name="T49"> di Chef</text:span><text:span text:style-name="T46"> ed esiste almeno un’</text:span><text:span text:style-name="T52">istanza di</text:span><text:span text:style-name="T46"> </text:span><text:span text:style-name="T52">E</text:span><text:span text:style-name="T46">vento </text:span><text:span text:style-name="T55">e</text:span><text:span text:style-name="T51"> tale che </text:span><text:span text:style-name="T55">e</text:span><text:span text:style-name="T51"> </text:span><text:span text:style-name="T45">è</text:span><text:span text:style-name="T51"> </text:span><text:span text:style-name="T44">assegnato a</text:span><text:span text:style-name="T50"> </text:span><text:span text:style-name="T54">ch</text:span><text:span text:style-name="T51"> </text:span><text:span text:style-name="T48">in</text:span><text:span text:style-name="T46"> corso affidatogli.</text:span></text:p>
      <text:p text:style-name="P20"/>
      <text:p text:style-name="P2"/>
      <text:p text:style-name="P1"/>
      <text:p text:style-name="P1"><text:span text:style-name="T56">1</text:span>. <text:span text:style-name="T56">apriFoglioRiepilogativo</text:span>(<text:span text:style-name="T5">evento</text:span><text:span text:style-name="T24"> : Evento, </text:span><text:span text:style-name="T5">servizio</text:span><text:span text:style-name="T24"> : Servizio</text:span><text:span text:style-name="T19">)</text:span></text:p>
      <text:p text:style-name="P8"/>
      <text:p text:style-name="P12">Pre-condizioni :</text:p>
      <text:list xml:id="list9023066" text:style-name="L1">
        <text:list-item>
          <text:p text:style-name="P24">evento<text:span text:style-name="T19"> </text:span><text:span text:style-name="T23">è assegnato a </text:span><text:span text:style-name="T38">ch</text:span></text:p>
        </text:list-item>
        <text:list-item>
          <text:p text:style-name="P25">evento<text:span text:style-name="T19"> </text:span><text:span text:style-name="T23">prevede</text:span><text:span text:style-name="T19"> </text:span>servizio</text:p>
        </text:list-item>
      </text:list>
      <text:p text:style-name="P17"/>
      <text:p text:style-name="P12">Post-condizioni : </text:p>
      <text:list xml:id="list3453700252" text:style-name="L2">
        <text:list-item>
          <text:p text:style-name="P53"><text:span text:style-name="T69">Se esiste in memoria un FoglioRiepilogativo tale che </text:span><text:span text:style-name="T70">si riferisca a </text:span><text:span text:style-name="T71">servizio</text:span><text:span text:style-name="T69"> e </text:span>ch<text:span text:style-name="T69"> lo </text:span><text:span text:style-name="T70">gestisce</text:span><text:span text:style-name="T69">, è stata creata una istanza </text:span>foglio<text:span text:style-name="T69"> avente le informazioni memorizzate</text:span></text:p>
        </text:list-item>
        <text:list-item>
          <text:p text:style-name="P29">Altrimenti</text:p>
          <text:list>
            <text:list-item>
              <text:p text:style-name="P30">è stata creata una nuova istanza <text:span text:style-name="T39">foglio</text:span> di FoglioRiepilogativo</text:p>
            </text:list-item>
            <text:list-item>
              <text:p text:style-name="P54">foglio<text:span text:style-name="T69"> </text:span><text:span text:style-name="T70">si riferisce a </text:span><text:span text:style-name="T71">servizio</text:span></text:p>
            </text:list-item>
            <text:list-item>
              <text:p text:style-name="P54">ch <text:span text:style-name="T70">gestisce</text:span><text:span text:style-name="T69"> </text:span>foglio</text:p>
            </text:list-item>
            <text:list-item>
              <text:p text:style-name="P31">dato il Menù <text:span text:style-name="T39">m</text:span> <text:span text:style-name="T58">in uso in</text:span> <text:span text:style-name="T1">servizio</text:span>, per ogni Mansione di Cucina <text:span text:style-name="T39">man</text:span> che <text:span text:style-name="T58">/serve per </text:span><text:span text:style-name="T39">m</text:span></text:p>
              <text:p text:style-name="P31">è stata creata un’istanza <text:span text:style-name="T39">compito</text:span> di Compito, <text:span text:style-name="T39">compito</text:span> <text:span text:style-name="T58">realizza</text:span> <text:span text:style-name="T39">man</text:span> e <text:span text:style-name="T40">foglio</text:span><text:span text:style-name="T84"> </text:span><text:span text:style-name="T60">elenca</text:span><text:span text:style-name="T84"> </text:span><text:span text:style-name="T40">compito</text:span></text:p>
            </text:list-item>
          </text:list>
        </text:list-item>
      </text:list>
      <text:p text:style-name="P21"/>
      <text:p text:style-name="P4"/>
      <text:p text:style-name="P4"/>
      <text:p text:style-name="P4"><text:span text:style-name="T57">1a</text:span>.<text:span text:style-name="T57">1</text:span> <text:span text:style-name="T57">ripristinaFoglio</text:span>(<text:span text:style-name="T2">foglio</text:span><text:span text:style-name="T20"> : </text:span><text:span text:style-name="T21">FoglioRiepilogativo</text:span><text:span text:style-name="T19">)</text:span></text:p>
      <text:p text:style-name="P9"/>
      <text:p text:style-name="P13">Pre-condizioni :</text:p>
      <text:list xml:id="list171956146060960" text:continue-list="list9023066" text:style-name="L1">
        <text:list-item>
          <text:p text:style-name="P32">sono stat<text:span text:style-name="T85">e</text:span> <text:span text:style-name="T85">aperte</text:span> una o più istanze di FoglioRiepilogativo comprendenti <text:span text:style-name="T1">foglio</text:span> </text:p>
        </text:list-item>
      </text:list>
      <text:p text:style-name="P18"/>
      <text:p text:style-name="P13">Post-condizioni : </text:p>
      <text:list xml:id="list851694574" text:style-name="L3">
        <text:list-item>
          <text:p text:style-name="P44">dato il Menù <text:span text:style-name="T39">m</text:span> <text:span text:style-name="T58">in uso nel</text:span> Servizio a cui <text:span text:style-name="T58">si riferisce </text:span><text:span text:style-name="T1">foglio</text:span> </text:p>
          <text:list>
            <text:list-item>
              <text:p text:style-name="P74"><text:span text:style-name="T87">per ogni Mansione di Cucina </text:span><text:span text:style-name="T105">man</text:span><text:span text:style-name="T87"> tale che </text:span><text:span text:style-name="T105">man</text:span><text:span text:style-name="T87"> </text:span><text:span text:style-name="T96">non</text:span><text:span text:style-name="T87"> </text:span><text:span text:style-name="T96">/serve per</text:span><text:span text:style-name="T87"> </text:span><text:span text:style-name="T105">m</text:span><text:span text:style-name="T87"> e per ogni Compito </text:span><text:span text:style-name="T105">compito</text:span><text:span text:style-name="T87"> tale che </text:span><text:span text:style-name="T105">compito</text:span><text:span text:style-name="T87"> </text:span><text:span text:style-name="T96">realizza</text:span><text:span text:style-name="T87"> </text:span><text:span text:style-name="T105">man</text:span><text:span text:style-name="T87">, </text:span><text:span text:style-name="T105">compito</text:span><text:span text:style-name="T87"> è eliminato</text:span></text:p>
            </text:list-item>
            <text:list-item>
              <text:p text:style-name="P73"><text:span text:style-name="T87">per ogni Mansione di Cucina </text:span><text:span text:style-name="T105">man</text:span><text:span text:style-name="T87"> tale che </text:span><text:span text:style-name="T105">man</text:span><text:span text:style-name="T87"> </text:span><text:span text:style-name="T96">serve per</text:span><text:span text:style-name="T87"> </text:span><text:span text:style-name="T105">m</text:span><text:span text:style-name="T87"> e per ogni Compito </text:span><text:span text:style-name="T105">compito </text:span><text:span text:style-name="T87">tale che </text:span><text:span text:style-name="T105">compito</text:span><text:span text:style-name="T87"> </text:span><text:span text:style-name="T96">realizza</text:span><text:span text:style-name="T87"> </text:span><text:span text:style-name="T105">man</text:span></text:p>
              <text:list>
                <text:list-item>
                  <text:p text:style-name="P75"><text:span text:style-name="T86">per ogni altro Compito </text:span><text:span text:style-name="T104">compito2</text:span><text:span text:style-name="T86"> tale che </text:span><text:span text:style-name="T104">compito2</text:span><text:span text:style-name="T86"> </text:span><text:span text:style-name="T95">realizza</text:span><text:span text:style-name="T86"> </text:span><text:span text:style-name="T104">man</text:span><text:span text:style-name="T86">, </text:span><text:span text:style-name="T104">compito2 </text:span><text:span text:style-name="T86">è eliminato</text:span></text:p>
                </text:list-item>
                <text:list-item>
                  <text:p text:style-name="P76"><text:span text:style-name="T110">compito</text:span><text:span text:style-name="T86">.stima tempo = 0</text:span></text:p>
                </text:list-item>
                <text:list-item>
                  <text:p text:style-name="P76"><text:span text:style-name="T110">compito</text:span><text:span text:style-name="T86">.da preparare = sì</text:span></text:p>
                </text:list-item>
                <text:list-item>
                  <text:p text:style-name="P76"><text:span text:style-name="T110">compito</text:span><text:span text:style-name="T86">.quantità = “”</text:span></text:p>
                </text:list-item>
                <text:list-item>
                  <text:p text:style-name="P76"><text:span text:style-name="T86">[se un Cuoco </text:span><text:span text:style-name="T110">c</text:span><text:span text:style-name="T86"> </text:span><text:span text:style-name="T95">lavora a </text:span><text:span text:style-name="T110">compito</text:span><text:span text:style-name="T86">] <text:s/>l’associazione </text:span><text:span text:style-name="T95">lavora a </text:span><text:span text:style-name="T86">tra </text:span><text:span text:style-name="T110">c</text:span><text:span text:style-name="T86"> e </text:span><text:span text:style-name="T110">compito</text:span><text:span text:style-name="T86"> è eliminata</text:span></text:p>
                </text:list-item>
                <text:list-item>
                  <text:p text:style-name="P76"><text:span text:style-name="T86">[se </text:span><text:span text:style-name="T110">compito</text:span><text:span text:style-name="T86"> </text:span><text:span text:style-name="T95">è svolto in </text:span><text:span text:style-name="T86">un Turno </text:span><text:span text:style-name="T110">t</text:span><text:span text:style-name="T86">] <text:s/>l’associazione </text:span><text:span text:style-name="T95">è svolto in </text:span><text:span text:style-name="T86">tra </text:span><text:span text:style-name="T110">compio </text:span><text:span text:style-name="T86">e </text:span><text:span text:style-name="T110">t</text:span><text:span text:style-name="T86"> è eliminata</text:span></text:p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p text:style-name="P3"/>
      <text:p text:style-name="P3"/>
      <text:p text:style-name="P3"><text:soft-page-break/><text:span text:style-name="T62">2</text:span>. <text:span text:style-name="T57">aggiungiCompito</text:span>(<text:span text:style-name="T7">foglio</text:span><text:span text:style-name="T25"> : FoglioRiepilogativo, </text:span><text:span text:style-name="T13">mansione</text:span><text:span text:style-name="T25"> : </text:span><text:span text:style-name="T32">MansioneDiCucina</text:span><text:span text:style-name="T19">)</text:span></text:p>
      <text:p text:style-name="P9"/>
      <text:p text:style-name="P13">Pre-condizioni :</text:p>
      <text:list xml:id="list171956119274600" text:continue-list="list171956146060960" text:style-name="L1">
        <text:list-item>
          <text:p text:style-name="P33">sono state <text:span text:style-name="T85">aperte</text:span> una o più istanze di FoglioRiepilogativo comprendenti <text:span text:style-name="T1">foglio</text:span> </text:p>
        </text:list-item>
      </text:list>
      <text:p text:style-name="P18"/>
      <text:p text:style-name="P13">Post-condizioni : </text:p>
      <text:list xml:id="list1799017665" text:style-name="L4">
        <text:list-item>
          <text:p text:style-name="P40">è stata creata una nuova istanza <text:span text:style-name="T39">compito</text:span> di Compito</text:p>
        </text:list-item>
        <text:list-item>
          <text:p text:style-name="P55">compito<text:span text:style-name="T69"> </text:span><text:span text:style-name="T70">realizza</text:span><text:span text:style-name="T69"> </text:span><text:span text:style-name="T72">mansione</text:span></text:p>
        </text:list-item>
        <text:list-item>
          <text:p text:style-name="P61"><text:span text:style-name="T69">foglio</text:span><text:span text:style-name="T75"> </text:span><text:span text:style-name="T76">elenca</text:span><text:span text:style-name="T75"> </text:span><text:span text:style-name="T19">compito</text:span></text:p>
        </text:list-item>
      </text:list>
      <text:p text:style-name="P21"/>
      <text:p text:style-name="P21"/>
      <text:p text:style-name="P21"/>
      <text:p text:style-name="P3"><text:span text:style-name="T62">2a</text:span>.<text:span text:style-name="T62">1</text:span> <text:span text:style-name="T83">eliminaCompito</text:span>(<text:span text:style-name="T11">foglio</text:span><text:span text:style-name="T30"> : FoglioRiepilogativo, </text:span><text:span text:style-name="T11">compito</text:span><text:span text:style-name="T30"> : Compito</text:span><text:span text:style-name="T19">)</text:span></text:p>
      <text:p text:style-name="P9"/>
      <text:p text:style-name="P13">Pre-condizioni :</text:p>
      <text:list xml:id="list171956215072573" text:continue-list="list171956119274600" text:style-name="L1">
        <text:list-item>
          <text:p text:style-name="P34">sono state <text:span text:style-name="T85">aperte</text:span> una o più istanze di FoglioRiepilogativo comprendenti <text:span text:style-name="T1">foglio</text:span> </text:p>
        </text:list-item>
        <text:list-item>
          <text:p text:style-name="P62"><text:span text:style-name="T69">foglio</text:span><text:span text:style-name="T75"> </text:span><text:span text:style-name="T76">elenca</text:span><text:span text:style-name="T75"> </text:span><text:span text:style-name="T69">compito</text:span></text:p>
        </text:list-item>
      </text:list>
      <text:p text:style-name="P18"/>
      <text:p text:style-name="P13">Post-condizioni : </text:p>
      <text:list xml:id="list2118650495" text:style-name="L5">
        <text:list-item>
          <text:p text:style-name="P41">[se <text:span text:style-name="T1">compito</text:span> <text:span text:style-name="T58">consiste di </text:span>un’istanza <text:span text:style-name="T39">q </text:span>di QuantitàCompito] <text:s/><text:span text:style-name="T39">q</text:span> è eliminata</text:p>
        </text:list-item>
        <text:list-item>
          <text:p text:style-name="P26">compito<text:span text:style-name="T19"> è eliminato</text:span></text:p>
        </text:list-item>
      </text:list>
      <text:p text:style-name="P21"/>
      <text:p text:style-name="P3"/>
      <text:p text:style-name="P3"><text:span text:style-name="T62">3</text:span>. <text:span text:style-name="T62">ordinaCompiti</text:span>(<text:span text:style-name="T8">foglio</text:span><text:span text:style-name="T26"> : FoglioRiepilogativo, </text:span><text:span text:style-name="T27">ordinamento</text:span><text:span text:style-name="T19">)</text:span></text:p>
      <text:p text:style-name="P9"/>
      <text:p text:style-name="P13">Pre-condizioni :</text:p>
      <text:list xml:id="list171955966795573" text:continue-list="list171956215072573" text:style-name="L1">
        <text:list-item>
          <text:p text:style-name="P35">sono state <text:span text:style-name="T85">aperte</text:span> una o più istanze di FoglioRiepilogativo comprendenti <text:span text:style-name="T1">foglio</text:span> </text:p>
        </text:list-item>
      </text:list>
      <text:p text:style-name="P18"/>
      <text:p text:style-name="P13">Post-condizioni : </text:p>
      <text:list xml:id="list3243445910" text:style-name="L6">
        <text:list-item>
          <text:p text:style-name="P42">l’associazione <text:span text:style-name="T59">elenca</text:span><text:span text:style-name="T63"> fra </text:span><text:span text:style-name="T4">foglio</text:span><text:span text:style-name="T63"> ed i Compiti è modificata in accordo a </text:span><text:span text:style-name="T4">ordinamento</text:span></text:p>
        </text:list-item>
      </text:list>
      <text:p text:style-name="P21"/>
      <text:p text:style-name="P21"/>
      <text:p text:style-name="P6"><text:span text:style-name="T81">4</text:span>. <text:span text:style-name="T81">consultaTabelloneTurni</text:span>(<text:span text:style-name="T19">)</text:span></text:p>
      <text:p text:style-name="P11"/>
      <text:p text:style-name="P15">Pre-condizioni : <text:span text:style-name="T65">assenti, potrebbe essere eseguita in qualsiasi momento / UC</text:span></text:p>
      <text:p text:style-name="P15">Post-condizioni : <text:span text:style-name="T65">assenti, è un’interrogazione al sistema</text:span></text:p>
      <text:p text:style-name="P21"/>
      <text:p text:style-name="P21"/>
      <text:p text:style-name="P3"/>
      <text:p text:style-name="P3"/>
      <text:p text:style-name="P3"><text:span text:style-name="T81">5</text:span>. <text:span text:style-name="T62">assegnaCompito</text:span>(<text:span text:style-name="T10">foglio</text:span><text:span text:style-name="T29"> : FoglioRiepilogativo, </text:span><text:span text:style-name="T9">compito</text:span><text:span text:style-name="T28"> : Compito, </text:span><text:span text:style-name="T9">turno</text:span><text:span text:style-name="T28"> : Turno, </text:span><text:span text:style-name="T9">cuoco?</text:span><text:span text:style-name="T28"> : Cuoco, </text:span><text:span text:style-name="T14">stimaT</text:span><text:span text:style-name="T9">empo?</text:span><text:span text:style-name="T28"> : minuti, </text:span><text:span text:style-name="T9">quantità?</text:span><text:span text:style-name="T28"> : </text:span><text:span text:style-name="T33">testo</text:span><text:span text:style-name="T19">)</text:span></text:p>
      <text:p text:style-name="P9"/>
      <text:p text:style-name="P13">Pre-condizioni :</text:p>
      <text:list xml:id="list171955807276452" text:continue-list="list171955966795573" text:style-name="L1">
        <text:list-item>
          <text:p text:style-name="P36">sono state <text:span text:style-name="T85">aperte</text:span> una o più istanze di FoglioRiepilogativo comprendenti <text:span text:style-name="T1">foglio</text:span> </text:p>
        </text:list-item>
        <text:list-item>
          <text:p text:style-name="P63"><text:soft-page-break/><text:span text:style-name="T69">foglio</text:span><text:span text:style-name="T75"> </text:span><text:span text:style-name="T76">elenca</text:span><text:span text:style-name="T75"> </text:span><text:span text:style-name="T69">compito</text:span></text:p>
        </text:list-item>
      </text:list>
      <text:p text:style-name="P18"/>
      <text:p text:style-name="P16">Post-condizioni : <text:span text:style-name="T66">se </text:span><text:span text:style-name="T6">cuoco</text:span><text:span text:style-name="T67"> non è specificato oppure </text:span><text:span text:style-name="T6">cuoco</text:span><text:span text:style-name="T67"> </text:span><text:span text:style-name="T82">è disponibile in</text:span><text:span text:style-name="T67"> </text:span><text:span text:style-name="T6">turno</text:span><text:span text:style-name="T67"> ,</text:span></text:p>
      <text:p text:style-name="P16"><text:span text:style-name="T67">e se </text:span><text:span text:style-name="T6">turno</text:span><text:span text:style-name="T67">.</text:span><text:span text:style-name="T68">stato temporale != passato</text:span></text:p>
      <text:list xml:id="list3807618550" text:style-name="L7">
        <text:list-item>
          <text:p text:style-name="P59"><text:span text:style-name="T64">ch</text:span><text:span text:style-name="T78"> </text:span><text:span text:style-name="T69">attribuisce</text:span><text:span text:style-name="T78"> </text:span><text:span text:style-name="T73">compito</text:span></text:p>
        </text:list-item>
        <text:list-item>
          <text:p text:style-name="P64"><text:span text:style-name="T78">compito</text:span><text:span text:style-name="T77"> </text:span><text:span text:style-name="T75">è svolto in</text:span><text:span text:style-name="T77"> </text:span><text:span text:style-name="T78">turno</text:span></text:p>
        </text:list-item>
        <text:list-item>
          <text:p text:style-name="P60"><text:span text:style-name="T78">[se è specificato un </text:span><text:span text:style-name="T73">cuoco</text:span><text:span text:style-name="T78">] <text:s/></text:span><text:span text:style-name="T73">cuoco</text:span><text:span text:style-name="T78"> </text:span><text:span text:style-name="T69">lavora a </text:span><text:span text:style-name="T73">compito</text:span></text:p>
        </text:list-item>
        <text:list-item>
          <text:p text:style-name="P60"><text:span text:style-name="T78">[se è specificato un </text:span><text:span text:style-name="T73">tempo</text:span><text:span text:style-name="T78">] <text:s/></text:span><text:span text:style-name="T73">compito</text:span><text:span text:style-name="T78">.</text:span><text:span text:style-name="T80">stima tempo</text:span><text:span text:style-name="T78"> = </text:span><text:span text:style-name="T74">stimaT</text:span><text:span text:style-name="T73">empo</text:span></text:p>
        </text:list-item>
        <text:list-item>
          <text:p text:style-name="P60"><text:span text:style-name="T78">[se è specificata una </text:span><text:span text:style-name="T73">quantità</text:span><text:span text:style-name="T78">] <text:s/></text:span><text:span text:style-name="T73">compito</text:span><text:span text:style-name="T78">.</text:span><text:span text:style-name="T79">quantità =</text:span><text:span text:style-name="T69"> </text:span><text:span text:style-name="T73">quantità</text:span></text:p>
        </text:list-item>
      </text:list>
      <text:list xml:id="list779232124" text:style-name="L8">
        <text:list-header>
          <text:p text:style-name="P58"/>
        </text:list-header>
      </text:list>
      <text:p text:style-name="P21"/>
      <text:p text:style-name="P21"/>
      <text:p text:style-name="P21"/>
      <text:p text:style-name="P7"><text:span text:style-name="T81">5a</text:span>.<text:span text:style-name="T62">1</text:span> <text:span text:style-name="T62">modificaCuoco</text:span>(<text:span text:style-name="T10">foglio</text:span><text:span text:style-name="T29"> : FoglioRiepilogativo, </text:span><text:span text:style-name="T9">compito</text:span><text:span text:style-name="T28"> : Compito, </text:span><text:span text:style-name="T9">cuoco?</text:span><text:span text:style-name="T28"> : Cuoco</text:span><text:span text:style-name="T19">)</text:span></text:p>
      <text:p text:style-name="P9"/>
      <text:p text:style-name="P13">Pre-condizioni :</text:p>
      <text:list xml:id="list171957263970045" text:continue-list="list171955807276452" text:style-name="L1">
        <text:list-item>
          <text:p text:style-name="P37">sono state <text:span text:style-name="T85">aperte</text:span> una o più istanze di FoglioRiepilogativo comprendenti <text:span text:style-name="T1">foglio</text:span> </text:p>
        </text:list-item>
        <text:list-item>
          <text:p text:style-name="P22"><text:span text:style-name="T101">foglio</text:span><text:span text:style-name="T89"> </text:span><text:span text:style-name="T98">elenca</text:span><text:span text:style-name="T89"> </text:span><text:span text:style-name="T101">compito</text:span></text:p>
        </text:list-item>
      </text:list>
      <text:p text:style-name="P80"><text:span text:style-name="T89"/></text:p>
      <text:p text:style-name="P80"><text:span text:style-name="T118">Post-condizioni :</text:span></text:p>
      <text:list xml:id="list3908998396" text:style-name="L15">
        <text:list-item>
          <text:p text:style-name="P81"><text:span text:style-name="T111">se </text:span><text:span text:style-name="T121">cuoco</text:span><text:span text:style-name="T112"> è specificato <text:s/></text:span><text:span text:style-name="T116">AND <text:s/>[</text:span><text:span text:style-name="T113">se</text:span><text:span text:style-name="T112"> </text:span><text:span text:style-name="T113">esiste un Turno </text:span><text:span text:style-name="T106">turno</text:span><text:span text:style-name="T88"> tale che </text:span><text:span text:style-name="T100">compito</text:span><text:span text:style-name="T88"> </text:span><text:span text:style-name="T97">è svolto in</text:span><text:span text:style-name="T88"> </text:span><text:span text:style-name="T106">turno</text:span><text:span text:style-name="T88"> </text:span><text:span text:style-name="T94">allora</text:span><text:span text:style-name="T88"> </text:span><text:span text:style-name="T100">cuoco</text:span><text:span text:style-name="T88"> </text:span><text:span text:style-name="T97">è disponibile in</text:span><text:span text:style-name="T88"> </text:span><text:span text:style-name="T106">turno</text:span><text:span text:style-name="T94">]</text:span></text:p>
          <text:list>
            <text:list-item>
              <text:p text:style-name="P79"><text:span text:style-name="T123">[se un cuoco </text:span><text:span text:style-name="T109">cuoco</text:span><text:span text:style-name="T123"> </text:span><text:span text:style-name="T126">lavora a </text:span><text:span text:style-name="T120">compito</text:span><text:span text:style-name="T123">] <text:s/>la relazione </text:span><text:span text:style-name="T126">lavora a </text:span><text:span text:style-name="T123">tra </text:span><text:span text:style-name="T109">cuoco</text:span><text:span text:style-name="T123"> e </text:span><text:span text:style-name="T120">compito</text:span><text:span text:style-name="T123"> è eliminata</text:span></text:p>
            </text:list-item>
            <text:list-item>
              <text:p text:style-name="P77"><text:span text:style-name="T123">cuoco</text:span><text:span text:style-name="T110"> </text:span><text:span text:style-name="T117">lavora a </text:span><text:span text:style-name="T123">compito</text:span></text:p>
            </text:list-item>
          </text:list>
        </text:list-item>
        <text:list-item>
          <text:p text:style-name="P77"><text:span text:style-name="T110">se </text:span><text:span text:style-name="T123">cuoco</text:span><text:span text:style-name="T110"> non è specificato</text:span></text:p>
          <text:list>
            <text:list-item>
              <text:p text:style-name="P79"><text:span text:style-name="T123">[se un cuoco </text:span><text:span text:style-name="T109">cuoco</text:span><text:span text:style-name="T123"> </text:span><text:span text:style-name="T126">lavora a </text:span><text:span text:style-name="T120">compito</text:span><text:span text:style-name="T123">] <text:s/>la relazione </text:span><text:span text:style-name="T126">lavora a </text:span><text:span text:style-name="T123">tra </text:span><text:span text:style-name="T109">cuoco</text:span><text:span text:style-name="T123"> e </text:span><text:span text:style-name="T120">compito</text:span><text:span text:style-name="T123"> è eliminata</text:span></text:p>
            </text:list-item>
          </text:list>
        </text:list-item>
      </text:list>
      <text:p text:style-name="P43"/>
      <text:p text:style-name="P43"/>
      <text:p text:style-name="P43"/>
      <text:p text:style-name="P43"/>
      <text:p text:style-name="P69"><text:span text:style-name="T81">5b</text:span>.<text:span text:style-name="T62">1</text:span> <text:span text:style-name="T62">modificaTurno</text:span>(<text:span text:style-name="T10">foglio</text:span><text:span text:style-name="T29"> : FoglioRiepilogativo, </text:span><text:span text:style-name="T9">compito</text:span><text:span text:style-name="T28"> : Compito, </text:span><text:span text:style-name="T15">turno</text:span><text:span text:style-name="T9">?</text:span><text:span text:style-name="T28"> : </text:span><text:span text:style-name="T35">Turno</text:span><text:span text:style-name="T19">)</text:span></text:p>
      <text:p text:style-name="P71"/>
      <text:p text:style-name="P65">Pre-condizioni :</text:p>
      <text:list xml:id="list171955672029223" text:continue-list="list171957263970045" text:style-name="L1">
        <text:list-item>
          <text:p text:style-name="P38">sono state <text:span text:style-name="T85">aperte</text:span> una o più istanze di FoglioRiepilogativo comprendenti <text:span text:style-name="T1">foglio</text:span> </text:p>
        </text:list-item>
        <text:list-item>
          <text:p text:style-name="P22"><text:span text:style-name="T101">foglio</text:span><text:span text:style-name="T89"> </text:span><text:span text:style-name="T98">elenca</text:span><text:span text:style-name="T89"> </text:span><text:span text:style-name="T101">compito</text:span></text:p>
        </text:list-item>
      </text:list>
      <text:p text:style-name="P80"><text:span text:style-name="T89"/></text:p>
      <text:p text:style-name="P80"><text:span text:style-name="T118">Post-condizioni :</text:span></text:p>
      <text:list xml:id="list3472161113" text:style-name="L16">
        <text:list-item>
          <text:p text:style-name="P82"><text:span text:style-name="T111">se </text:span><text:span text:style-name="T122">turno</text:span><text:span text:style-name="T112"> è specificato <text:s/></text:span><text:span text:style-name="T115">AND </text:span><text:span text:style-name="T112"><text:s/></text:span><text:span text:style-name="T122">turno</text:span><text:span text:style-name="T114">.stato temporale != passato</text:span><text:span text:style-name="T112"> </text:span><text:span text:style-name="T113"><text:s/></text:span><text:span text:style-name="T115">AND </text:span><text:span text:style-name="T114"><text:s/></text:span><text:span text:style-name="T115">[se </text:span><text:span text:style-name="T113">esiste un </text:span><text:span text:style-name="T90">Cuoco </text:span><text:span text:style-name="T107">cuoco</text:span><text:span text:style-name="T90"> tale che </text:span><text:span text:style-name="T107">cuoco </text:span><text:span text:style-name="T99">lavora a </text:span><text:span text:style-name="T102">compito</text:span><text:span text:style-name="T91"> allora </text:span><text:span text:style-name="T108">cuoco </text:span><text:span text:style-name="T99">è disponibile in </text:span><text:span text:style-name="T102">turno</text:span><text:span text:style-name="T91">]</text:span></text:p>
          <text:list>
            <text:list-item>
              <text:p text:style-name="P46"><text:span text:style-name="T123">[se </text:span><text:span text:style-name="T1">compito</text:span><text:span text:style-name="T123"> </text:span><text:span text:style-name="T61">è svolto in</text:span><text:span text:style-name="T127"> un Turno </text:span><text:span text:style-name="T41">turno</text:span><text:span text:style-name="T123">] <text:s/>la relazione </text:span><text:span text:style-name="T61">è svolto in</text:span><text:span text:style-name="T58"> </text:span><text:span text:style-name="T123">tra </text:span><text:span text:style-name="T16">compito</text:span><text:span text:style-name="T123"> e </text:span><text:span text:style-name="T41">turno </text:span><text:span text:style-name="T123">è eliminata</text:span></text:p>
            </text:list-item>
            <text:list-item>
              <text:p text:style-name="P78"><text:span text:style-name="T123">compito</text:span><text:span text:style-name="T110"> </text:span><text:span text:style-name="T119">è svolto in</text:span><text:span text:style-name="T116"> </text:span><text:span text:style-name="T125">turno</text:span></text:p>
            </text:list-item>
          </text:list>
        </text:list-item>
        <text:list-item>
          <text:p text:style-name="P78"><text:span text:style-name="T110">se </text:span><text:span text:style-name="T124">turno</text:span><text:span text:style-name="T110"> non è specificato</text:span></text:p>
          <text:list>
            <text:list-item>
              <text:p text:style-name="P45">[se <text:span text:style-name="T1">compito</text:span> <text:span text:style-name="T61">è svolto in</text:span><text:span text:style-name="T127"> un Turno </text:span><text:span text:style-name="T41">turno</text:span>] <text:s/>la relazione <text:span text:style-name="T61">è svolto in</text:span><text:span text:style-name="T58"> </text:span>tra <text:span text:style-name="T16">compito</text:span> e <text:span text:style-name="T41">turno </text:span>è eliminata</text:p>
            </text:list-item>
          </text:list>
        </text:list-item>
      </text:list>
      <text:p text:style-name="P47"/>
      <text:p text:style-name="P47"/>
      <text:p text:style-name="P47"/>
      <text:p text:style-name="P70"><text:soft-page-break/><text:span text:style-name="T81">5c</text:span>.<text:span text:style-name="T62">1</text:span> <text:span text:style-name="T62">modificaStimaTempo</text:span>(<text:span text:style-name="T10">foglio</text:span><text:span text:style-name="T29"> : FoglioRiepilogativo, </text:span><text:span text:style-name="T9">compito</text:span><text:span text:style-name="T28"> : Compito, </text:span><text:span text:style-name="T17">stimaTempo</text:span><text:span text:style-name="T36"> : minuti</text:span><text:span text:style-name="T19">)</text:span></text:p>
      <text:p text:style-name="P72"/>
      <text:p text:style-name="P66">Pre-condizioni :</text:p>
      <text:list xml:id="list171955678549345" text:continue-list="list171955672029223" text:style-name="L1">
        <text:list-item>
          <text:p text:style-name="P39">sono state <text:span text:style-name="T85">aperte</text:span> una o più istanze di FoglioRiepilogativo comprendenti <text:span text:style-name="T1">foglio</text:span> </text:p>
        </text:list-item>
        <text:list-item>
          <text:p text:style-name="P23"><text:span text:style-name="T101">foglio</text:span><text:span text:style-name="T89"> </text:span><text:span text:style-name="T98">elenca</text:span><text:span text:style-name="T89"> </text:span><text:span text:style-name="T101">compito</text:span></text:p>
        </text:list-item>
      </text:list>
      <text:p text:style-name="P83"><text:span text:style-name="T89"/></text:p>
      <text:p text:style-name="P83"><text:span text:style-name="T118">Post-condizioni :</text:span></text:p>
      <text:list xml:id="list1041047139" text:style-name="L20">
        <text:list-item>
          <text:p text:style-name="P49"><text:span text:style-name="T128">[</text:span>se è specificata una <text:span text:style-name="T1">stimaTempo</text:span> ] <text:s/><text:span text:style-name="T1">compito</text:span>.stima tempo = <text:span text:style-name="T1">stimaTempo</text:span></text:p>
        </text:list-item>
        <text:list-item>
          <text:p text:style-name="P49">[altrimenti] <text:s/><text:span text:style-name="T1">compito</text:span>.stima tempo = 0’</text:p>
        </text:list-item>
      </text:list>
      <text:p text:style-name="P48"><text:span text:style-name="T91"/></text:p>
      <text:p text:style-name="P48"><text:span text:style-name="T91"/></text:p>
      <text:p text:style-name="P48"><text:span text:style-name="T91"/></text:p>
      <text:p text:style-name="P48"><text:span text:style-name="T91"/></text:p>
      <text:p text:style-name="P70"><text:span text:style-name="T81">5d</text:span>.<text:span text:style-name="T62">1</text:span> <text:span text:style-name="T62">modificaQuantità</text:span>(<text:span text:style-name="T10">foglio</text:span><text:span text:style-name="T29"> : FoglioRiepilogativo, </text:span><text:span text:style-name="T9">compito</text:span><text:span text:style-name="T28"> : Compito, </text:span><text:span text:style-name="T18">quantità?</text:span><text:span text:style-name="T37"> : testo</text:span><text:span text:style-name="T19">)</text:span></text:p>
      <text:p text:style-name="P72"/>
      <text:p text:style-name="P66">Pre-condizioni :</text:p>
      <text:list xml:id="list1617889040" text:style-name="L21">
        <text:list-item>
          <text:p text:style-name="P84"><text:span text:style-name="T92">sono state </text:span><text:span text:style-name="T93">aperte</text:span><text:span text:style-name="T92"> una o più istanze di FoglioRiepilogativo comprendenti </text:span><text:span text:style-name="T103">foglio</text:span><text:span text:style-name="T92"> </text:span></text:p>
        </text:list-item>
      </text:list>
      <text:list xml:id="list171957002745749" text:continue-list="list171955678549345" text:style-name="L1">
        <text:list-item>
          <text:p text:style-name="P23"><text:span text:style-name="T101">foglio</text:span><text:span text:style-name="T89"> </text:span><text:span text:style-name="T98">elenca</text:span><text:span text:style-name="T89"> </text:span><text:span text:style-name="T101">compito</text:span></text:p>
        </text:list-item>
      </text:list>
      <text:p text:style-name="P83"><text:span text:style-name="T89"/></text:p>
      <text:p text:style-name="P83"><text:span text:style-name="T118">Post-condizioni :</text:span></text:p>
      <text:list xml:id="list1872050326" text:style-name="L22">
        <text:list-item>
          <text:p text:style-name="P50"><text:span text:style-name="T128">[</text:span>se è specificata una <text:span text:style-name="T1">quantità</text:span> ] <text:s/><text:span text:style-name="T1">compito</text:span>.quantità = <text:span text:style-name="T1">quantità</text:span></text:p>
        </text:list-item>
        <text:list-item>
          <text:p text:style-name="P50">[altrimenti] <text:s/><text:span text:style-name="T1">compito</text:span>.quantità = “”</text:p>
        </text:list-item>
      </text:list>
      <text:p text:style-name="P52"><text:span text:style-name="T1"/></text:p>
      <text:p text:style-name="P43"/>
      <text:p text:style-name="P56"><text:span text:style-name="T34"/></text:p>
      <text:p text:style-name="P21"/>
      <text:p text:style-name="P5"><text:span text:style-name="T81">5e</text:span>.<text:span text:style-name="T62">1</text:span> <text:span text:style-name="T62">segnaCompitoDaPreparare</text:span>(<text:span text:style-name="T12">foglio</text:span><text:span text:style-name="T31"> : FoglioRiepilogativo,</text:span><text:span text:style-name="T19"> </text:span><text:span text:style-name="T3">compito</text:span><text:span text:style-name="T22"> : Compito, </text:span><text:span text:style-name="T3">daPreparare</text:span><text:span text:style-name="T22"> : sì/no</text:span><text:span text:style-name="T19">)</text:span></text:p>
      <text:p text:style-name="P10"/>
      <text:p text:style-name="P14">Pre-condizioni :</text:p>
      <text:p text:style-name="P19"/>
      <text:p text:style-name="P14">Post-condizioni : </text:p>
      <text:list xml:id="list3211064586" text:style-name="L10">
        <text:list-item>
          <text:p text:style-name="P27">compito<text:span text:style-name="T19">.daPreparare = </text:span>daPreparare</text:p>
        </text:list-item>
      </text:list>
      <text:p text:style-name="P21"/>
      <text:p text:style-name="P21"/>
      <text:p text:style-name="P21"/>
      <text:p text:style-name="P21"/>
      <text:p text:style-name="P21"/>
      <text:p text:style-name="P5"><text:span text:style-name="T81">5f</text:span>.<text:span text:style-name="T62">1</text:span> <text:span text:style-name="T62">segnaTurnoCompleto</text:span>(<text:span text:style-name="T3">turno</text:span><text:span text:style-name="T22"> : Turno, </text:span><text:span text:style-name="T3">completo</text:span><text:span text:style-name="T22"> : sì/no</text:span><text:span text:style-name="T19">)</text:span></text:p>
      <text:p text:style-name="P10"/>
      <text:p text:style-name="P14">Pre-condizioni :</text:p>
      <text:p text:style-name="P19"/>
      <text:p text:style-name="P14">Post-condizioni : </text:p>
      <text:list xml:id="list2910983061" text:style-name="L11">
        <text:list-item>
          <text:p text:style-name="P28">turno<text:span text:style-name="T19">.completo = </text:span>completo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5-08T17:19:54.842000000</dc:date>
    <meta:editing-duration>PT20H2M34S</meta:editing-duration>
    <meta:editing-cycles>12</meta:editing-cycles>
    <meta:document-statistic meta:table-count="0" meta:image-count="0" meta:object-count="0" meta:page-count="4" meta:paragraph-count="102" meta:word-count="852" meta:character-count="5342" meta:non-whitespace-character-count="4615"/>
  </office:meta>
</office:document-meta>
</file>